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P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descripcion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Ejemplo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jemplo2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89" calcext:value-type="float">
            <text:p>789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2T02:51:16.989485576</meta:creation-date>
    <dc:date>2017-05-22T02:54:26.609479962</dc:date>
    <meta:editing-duration>PT3M10S</meta:editing-duration>
    <meta:editing-cycles>1</meta:editing-cycles>
    <meta:generator>LibreOffice/4.3.7.2$Linux_X86_64 LibreOffice_project/430m0$Build-2</meta:generator>
    <meta:document-statistic meta:table-count="1" meta:cell-count="30" meta:object-count="0"/>
  </office:meta>
</office:document-meta>
</file>